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sRequestCondition.combine( PatternsRequestCondition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tternsRequestCondition.PatternsRequestCondition( List &lt; PathPattern &gt;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compareTo( PatternsRequestCondition other , ServerWeb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tern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DirectPath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ternsRequestCondition.getMatchingCondition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sRequestCondition.isEmptyPat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PatternsRequestCondition( SortedSet &lt; PathPattern &gt;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PatternsRequestCondition( PathPattern ...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MatchingPatterns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ternsRequestCondition.ge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